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>
    <style:style style:name="col0" style:family="table-column" style:display-name="col0">
      <style:table-column-properties style:column-width="1505"/>
    </style:style>
    <style:style style:name="col1" style:family="table-column" style:display-name="col1">
      <style:table-column-properties style:column-width="1103"/>
    </style:style>
    <style:style style:name="col2" style:family="table-column" style:display-name="col2">
      <style:table-column-properties style:column-width="1907"/>
    </style:style>
    <style:style style:name="col3" style:family="table-column" style:display-name="col3">
      <style:table-column-properties style:column-width="4520"/>
    </style:style>
    <style:style style:name="col4" style:family="table-column" style:display-name="col4">
      <style:table-column-properties style:column-width="4118"/>
    </style:style>
    <style:style style:name="col5" style:family="table-column" style:display-name="col5">
      <style:table-column-properties style:column-width="4118"/>
    </style:style>
    <style:style style:name="col6" style:family="table-column" style:display-name="col6">
      <style:table-column-properties style:column-width="3113"/>
    </style:style>
    <style:style style:name="col7" style:family="table-column" style:display-name="col7">
      <style:table-column-properties style:column-width="1907"/>
    </style:style>
    <style:style style:name="col8" style:family="table-column" style:display-name="col8">
      <style:table-column-properties style:column-width="2309"/>
    </style:style>
    <style:style style:name="col9" style:family="table-column" style:display-name="col9">
      <style:table-column-properties style:column-width="4118"/>
    </style:style>
    <style:style style:name="col10" style:family="table-column" style:display-name="col10">
      <style:table-column-properties style:column-width="4721"/>
    </style:style>
    <style:style style:name="col11" style:family="table-column" style:display-name="col11">
      <style:table-column-properties style:column-width="2108"/>
    </style:style>
    <style:style style:name="col12" style:family="table-column" style:display-name="col12">
      <style:table-column-properties style:column-width="1304"/>
    </style:style>
  </office:automatic-styles>
  <office:body>
    <office:spreadsheet>
      <table:table table:name="storm32-nt-v4 (0)">
        <table:table-column table:style-name="col0"/>
        <table:table-column table:style-name="col1"/>
        <table:table-column table:style-name="col2"/>
        <table:table-column table:style-name="col3"/>
        <table:table-column table:style-name="col4"/>
        <table:table-column table:style-name="col5"/>
        <table:table-column table:style-name="col6"/>
        <table:table-column table:style-name="col7"/>
        <table:table-column table:style-name="col8"/>
        <table:table-column table:style-name="col9"/>
        <table:table-column table:style-name="col10"/>
        <table:table-column table:style-name="col11"/>
        <table:table-column table:style-name="col12"/>
        <table:table-row>
          <table:table-cell table:number-columns-spanned="13" table:style-name="titlestyle">
            <text:p>storm32-nt-v4 (0)</text:p>
          </table:table-cell>
        </table:table-row>
        <table:table-row>
          <table:table-cell table:style-name="namestyle">
            <text:p>index</text:p>
          </table:table-cell>
          <table:table-cell table:style-name="namestyle">
            <text:p>qty</text:p>
          </table:table-cell>
          <table:table-cell table:style-name="namestyle">
            <text:p>mounted</text:p>
          </table:table-cell>
          <table:table-cell table:style-name="namestyle">
            <text:p>name(s)</text:p>
          </table:table-cell>
          <table:table-cell table:style-name="namestyle">
            <text:p>description</text:p>
          </table:table-cell>
          <table:table-cell table:style-name="namestyle">
            <text:p>type</text:p>
          </table:table-cell>
          <table:table-cell table:style-name="namestyle">
            <text:p>value</text:p>
          </table:table-cell>
          <table:table-cell table:style-name="namestyle">
            <text:p>voltage</text:p>
          </table:table-cell>
          <table:table-cell table:style-name="namestyle">
            <text:p>tolerance</text:p>
          </table:table-cell>
          <table:table-cell table:style-name="namestyle">
            <text:p>manufacturer</text:p>
          </table:table-cell>
          <table:table-cell table:style-name="namestyle">
            <text:p>manufacturer code</text:p>
          </table:table-cell>
          <table:table-cell table:style-name="namestyle">
            <text:p>jlcpcb</text:p>
          </table:table-cell>
          <table:table-cell table:style-name="namestyle">
            <text:p>info</text:p>
          </table:table-cell>
        </table:table-row>
        <table:table-row>
          <table:table-cell table:style-name="partstyle">
            <text:p>1</text:p>
          </table:table-cell>
          <table:table-cell table:style-name="partstyle">
            <text:p>12</text:p>
          </table:table-cell>
          <table:table-cell table:style-name="partstyle">
            <text:p>Yes</text:p>
          </table:table-cell>
          <table:table-cell table:style-name="partstyle">
            <text:p>C1, C2, C8, C9, ...</text:p>
          </table:table-cell>
          <table:table-cell table:style-name="partstyle">
            <text:p>capacitor</text:p>
          </table:table-cell>
          <table:table-cell table:style-name="partstyle">
            <text:p>0402 (1005 metric)</text:p>
          </table:table-cell>
          <table:table-cell table:style-name="partstyle">
            <text:p>0.1uF</text:p>
          </table:table-cell>
          <table:table-cell table:style-name="partstyle">
            <text:p>16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60474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C3, C22</text:p>
          </table:table-cell>
          <table:table-cell table:style-name="partstyle">
            <text:p>capacitor</text:p>
          </table:table-cell>
          <table:table-cell table:style-name="partstyle">
            <text:p>1210 (3225 metric)</text:p>
          </table:table-cell>
          <table:table-cell table:style-name="partstyle">
            <text:p>10uF</text:p>
          </table:table-cell>
          <table:table-cell table:style-name="partstyle">
            <text:p>63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3585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3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C6</text:p>
          </table:table-cell>
          <table:table-cell table:style-name="partstyle">
            <text:p>tantalum capacitor</text:p>
          </table:table-cell>
          <table:table-cell table:style-name="partstyle">
            <text:p>CASE A</text:p>
          </table:table-cell>
          <table:table-cell table:style-name="partstyle">
            <text:p>100uF</text:p>
          </table:table-cell>
          <table:table-cell table:style-name="partstyle">
            <text:p>6.3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tantalum capacitor</text:p>
          </table:table-cell>
          <table:table-cell table:style-name="partstyle">
            <text:p>C313517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4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L1</text:p>
          </table:table-cell>
          <table:table-cell table:style-name="partstyle">
            <text:p>inductor</text:p>
          </table:table-cell>
          <table:table-cell table:style-name="partstyle">
            <text:p>4x4</text:p>
          </table:table-cell>
          <table:table-cell table:style-name="partstyle">
            <text:p>10uH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any</text:p>
          </table:table-cell>
          <table:table-cell table:style-name="partstyle">
            <text:p>any</text:p>
          </table:table-cell>
          <table:table-cell table:style-name="partstyle">
            <text:p>C38117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5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1</text:p>
          </table:table-cell>
          <table:table-cell table:style-name="partstyle">
            <text:p>regulator</text:p>
          </table:table-cell>
          <table:table-cell table:style-name="partstyle">
            <text:p>SOT23-6</text:p>
          </table:table-cell>
          <table:table-cell table:style-name="partstyle">
            <text:p>TPS54302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exas Instruments</text:p>
          </table:table-cell>
          <table:table-cell table:style-name="partstyle">
            <text:p>TPS54302DDCR</text:p>
          </table:table-cell>
          <table:table-cell table:style-name="partstyle">
            <text:p>C311983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6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C4, C23</text:p>
          </table:table-cell>
          <table:table-cell table:style-name="partstyle">
            <text:p>capacitor</text:p>
          </table:table-cell>
          <table:table-cell table:style-name="partstyle">
            <text:p>0603 (1608 metric)</text:p>
          </table:table-cell>
          <table:table-cell table:style-name="partstyle">
            <text:p>0.1uF</text:p>
          </table:table-cell>
          <table:table-cell table:style-name="partstyle">
            <text:p>50</text:p>
          </table:table-cell>
          <table:table-cell table:style-name="partstyle">
            <text:p>1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4663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7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C5, C7</text:p>
          </table:table-cell>
          <table:table-cell table:style-name="partstyle">
            <text:p>capacitor</text:p>
          </table:table-cell>
          <table:table-cell table:style-name="partstyle">
            <text:p>0603 (1608 metric)</text:p>
          </table:table-cell>
          <table:table-cell table:style-name="partstyle">
            <text:p>10uF</text:p>
          </table:table-cell>
          <table:table-cell table:style-name="partstyle">
            <text:p>25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9702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8</text:p>
          </table:table-cell>
          <table:table-cell table:style-name="partstyle">
            <text:p>5</text:p>
          </table:table-cell>
          <table:table-cell table:style-name="partstyle">
            <text:p>Yes</text:p>
          </table:table-cell>
          <table:table-cell table:style-name="partstyle">
            <text:p>R4, R6, R8, R9, ...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10k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744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9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R5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75k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798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0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3</text:p>
          </table:table-cell>
          <table:table-cell table:style-name="partstyle">
            <text:p>MCU</text:p>
          </table:table-cell>
          <table:table-cell table:style-name="partstyle">
            <text:p>LQFP-64</text:p>
          </table:table-cell>
          <table:table-cell table:style-name="partstyle">
            <text:p>STM32F103RCT6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STMicroelectronics</text:p>
          </table:table-cell>
          <table:table-cell table:style-name="partstyle">
            <text:p>STM32F103RCT6</text:p>
          </table:table-cell>
          <table:table-cell table:style-name="partstyle">
            <text:p>C8323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1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Q1</text:p>
          </table:table-cell>
          <table:table-cell table:style-name="partstyle">
            <text:p>resonator</text:p>
          </table:table-cell>
          <table:table-cell table:style-name="partstyle">
            <text:p>3213</text:p>
          </table:table-cell>
          <table:table-cell table:style-name="partstyle">
            <text:p>8MHz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any</text:p>
          </table:table-cell>
          <table:table-cell table:style-name="partstyle">
            <text:p>any</text:p>
          </table:table-cell>
          <table:table-cell table:style-name="partstyle">
            <text:p>C341522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2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LED1</text:p>
          </table:table-cell>
          <table:table-cell table:style-name="partstyle">
            <text:p>led</text:p>
          </table:table-cell>
          <table:table-cell table:style-name="partstyle">
            <text:p>0603 (1608 metric)</text:p>
          </table:table-cell>
          <table:table-cell table:style-name="partstyle">
            <text:p>GREEN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Dialight</text:p>
          </table:table-cell>
          <table:table-cell table:style-name="partstyle">
            <text:p>598-8D80-107F</text:p>
          </table:table-cell>
          <table:table-cell table:style-name="partstyle">
            <text:p>C84264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3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LED2</text:p>
          </table:table-cell>
          <table:table-cell table:style-name="partstyle">
            <text:p>led</text:p>
          </table:table-cell>
          <table:table-cell table:style-name="partstyle">
            <text:p>0603 (1608 metric)</text:p>
          </table:table-cell>
          <table:table-cell table:style-name="partstyle">
            <text:p>RED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Dialight</text:p>
          </table:table-cell>
          <table:table-cell table:style-name="partstyle">
            <text:p>598-8D10-107F</text:p>
          </table:table-cell>
          <table:table-cell table:style-name="partstyle">
            <text:p>C90692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4</text:p>
          </table:table-cell>
          <table:table-cell table:style-name="partstyle">
            <text:p>3</text:p>
          </table:table-cell>
          <table:table-cell table:style-name="partstyle">
            <text:p>Yes</text:p>
          </table:table-cell>
          <table:table-cell table:style-name="partstyle">
            <text:p>D1, D2, D3</text:p>
          </table:table-cell>
          <table:table-cell table:style-name="partstyle">
            <text:p>diode</text:p>
          </table:table-cell>
          <table:table-cell table:style-name="partstyle">
            <text:p>SOD-123</text:p>
          </table:table-cell>
          <table:table-cell table:style-name="partstyle">
            <text:p>PMEG3010ER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Nexperia</text:p>
          </table:table-cell>
          <table:table-cell table:style-name="partstyle">
            <text:p>PMEG3010ER,115</text:p>
          </table:table-cell>
          <table:table-cell table:style-name="partstyle">
            <text:p>C456106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5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J6, J7</text:p>
          </table:table-cell>
          <table:table-cell table:style-name="partstyle">
            <text:p>connector</text:p>
          </table:table-cell>
          <table:table-cell table:style-name="partstyle">
            <text:p>4-pin</text:p>
          </table:table-cell>
          <table:table-cell table:style-name="partstyle">
            <text:p>SM04B-SRSS-TB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JST</text:p>
          </table:table-cell>
          <table:table-cell table:style-name="partstyle">
            <text:p>SM04B-SRSS-TB(LF)(SN)</text:p>
          </table:table-cell>
          <table:table-cell table:style-name="partstyle">
            <text:p>C160404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6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J11</text:p>
          </table:table-cell>
          <table:table-cell table:style-name="partstyle">
            <text:p>connector</text:p>
          </table:table-cell>
          <table:table-cell table:style-name="partstyle">
            <text:p>3-pin</text:p>
          </table:table-cell>
          <table:table-cell table:style-name="partstyle">
            <text:p>SM03B-SRSS-TB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JST</text:p>
          </table:table-cell>
          <table:table-cell table:style-name="partstyle">
            <text:p>SM03B-SRSS-TB(LF)(SN)</text:p>
          </table:table-cell>
          <table:table-cell table:style-name="partstyle">
            <text:p>C160403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7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4</text:p>
          </table:table-cell>
          <table:table-cell table:style-name="partstyle">
            <text:p>usb-uart</text:p>
          </table:table-cell>
          <table:table-cell table:style-name="partstyle">
            <text:p>QFN-20</text:p>
          </table:table-cell>
          <table:table-cell table:style-name="partstyle">
            <text:p>CP2102N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Silicon Labs</text:p>
          </table:table-cell>
          <table:table-cell table:style-name="partstyle">
            <text:p>CP2102N-A02-GQFN20R</text:p>
          </table:table-cell>
          <table:table-cell table:style-name="partstyle">
            <text:p>C969913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8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R7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1k5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867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19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R3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15k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756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0</text:p>
          </table:table-cell>
          <table:table-cell table:style-name="partstyle">
            <text:p>5</text:p>
          </table:table-cell>
          <table:table-cell table:style-name="partstyle">
            <text:p>Yes</text:p>
          </table:table-cell>
          <table:table-cell table:style-name="partstyle">
            <text:p>U7, U8, U9, U10, ...</text:p>
          </table:table-cell>
          <table:table-cell table:style-name="partstyle">
            <text:p>driver</text:p>
          </table:table-cell>
          <table:table-cell table:style-name="partstyle">
            <text:p>WSON-12</text:p>
          </table:table-cell>
          <table:table-cell table:style-name="partstyle">
            <text:p>DRV8839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exas Instruments</text:p>
          </table:table-cell>
          <table:table-cell table:style-name="partstyle">
            <text:p>DRV8839DSSR</text:p>
          </table:table-cell>
          <table:table-cell table:style-name="partstyle">
            <text:p>C128627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1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2</text:p>
          </table:table-cell>
          <table:table-cell table:style-name="partstyle">
            <text:p>regulator</text:p>
          </table:table-cell>
          <table:table-cell table:style-name="partstyle">
            <text:p>SOT23-5</text:p>
          </table:table-cell>
          <table:table-cell table:style-name="partstyle">
            <text:p>XC6210B332MR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orex</text:p>
          </table:table-cell>
          <table:table-cell table:style-name="partstyle">
            <text:p>XC6210B332MR</text:p>
          </table:table-cell>
          <table:table-cell table:style-name="partstyle">
            <text:p>C424705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2</text:p>
          </table:table-cell>
          <table:table-cell table:style-name="partstyle">
            <text:p>3</text:p>
          </table:table-cell>
          <table:table-cell table:style-name="partstyle">
            <text:p>Yes</text:p>
          </table:table-cell>
          <table:table-cell table:style-name="partstyle">
            <text:p>R1, R2, R13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2k2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879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3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J4</text:p>
          </table:table-cell>
          <table:table-cell table:style-name="partstyle">
            <text:p>connector</text:p>
          </table:table-cell>
          <table:table-cell table:style-name="partstyle">
            <text:p>7-pin</text:p>
          </table:table-cell>
          <table:table-cell table:style-name="partstyle">
            <text:p>SM07B-SRSS-TB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JST</text:p>
          </table:table-cell>
          <table:table-cell table:style-name="partstyle">
            <text:p>SM07B-SRSS-TB(LF)(SN)</text:p>
          </table:table-cell>
          <table:table-cell table:style-name="partstyle">
            <text:p>C160393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4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R14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4k7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900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5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6</text:p>
          </table:table-cell>
          <table:table-cell table:style-name="partstyle">
            <text:p>xor</text:p>
          </table:table-cell>
          <table:table-cell table:style-name="partstyle">
            <text:p>SOT23-5</text:p>
          </table:table-cell>
          <table:table-cell table:style-name="partstyle">
            <text:p>74AHC1G86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exas Instruments</text:p>
          </table:table-cell>
          <table:table-cell table:style-name="partstyle">
            <text:p>SN74AHC1G86DBVR</text:p>
          </table:table-cell>
          <table:table-cell table:style-name="partstyle">
            <text:p>C7471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6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C13, C15</text:p>
          </table:table-cell>
          <table:table-cell table:style-name="partstyle">
            <text:p>capacitor</text:p>
          </table:table-cell>
          <table:table-cell table:style-name="partstyle">
            <text:p>0402 (1005 metric)</text:p>
          </table:table-cell>
          <table:table-cell table:style-name="partstyle">
            <text:p>4.7uF</text:p>
          </table:table-cell>
          <table:table-cell table:style-name="partstyle">
            <text:p>6.3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23733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7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C12</text:p>
          </table:table-cell>
          <table:table-cell table:style-name="partstyle">
            <text:p>capacitor</text:p>
          </table:table-cell>
          <table:table-cell table:style-name="partstyle">
            <text:p>0402 (1005 metric)</text:p>
          </table:table-cell>
          <table:table-cell table:style-name="partstyle">
            <text:p>10nF</text:p>
          </table:table-cell>
          <table:table-cell table:style-name="partstyle">
            <text:p>16</text:p>
          </table:table-cell>
          <table:table-cell table:style-name="partstyle">
            <text:p>1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5195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8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5</text:p>
          </table:table-cell>
          <table:table-cell table:style-name="partstyle">
            <text:p>imu</text:p>
          </table:table-cell>
          <table:table-cell table:style-name="partstyle">
            <text:p>SMD</text:p>
          </table:table-cell>
          <table:table-cell table:style-name="partstyle">
            <text:p>ICM42688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DK InvenSense</text:p>
          </table:table-cell>
          <table:table-cell table:style-name="partstyle">
            <text:p>ICM-42688-P</text:p>
          </table:table-cell>
          <table:table-cell table:style-name="partstyle">
            <text:p>C1850418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29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J3</text:p>
          </table:table-cell>
          <table:table-cell table:style-name="partstyle">
            <text:p>usb-c</text:p>
          </table:table-cell>
          <table:table-cell table:style-name="partstyle">
            <text:p>smd/tht</text:p>
          </table:table-cell>
          <table:table-cell table:style-name="partstyle">
            <text:p>usb-c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Dealon</text:p>
          </table:table-cell>
          <table:table-cell table:style-name="partstyle">
            <text:p>USB-TYPE-C-16P</text:p>
          </table:table-cell>
          <table:table-cell table:style-name="partstyle">
            <text:p>C668624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30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J5</text:p>
          </table:table-cell>
          <table:table-cell table:style-name="partstyle">
            <text:p>connector</text:p>
          </table:table-cell>
          <table:table-cell table:style-name="partstyle">
            <text:p>5-pin</text:p>
          </table:table-cell>
          <table:table-cell table:style-name="partstyle">
            <text:p>SM05B-SRSS-TB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JST</text:p>
          </table:table-cell>
          <table:table-cell table:style-name="partstyle">
            <text:p>SM05B-SRSS-TB(LF)(SN)</text:p>
          </table:table-cell>
          <table:table-cell table:style-name="partstyle">
            <text:p>C136657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31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R10, R11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5k1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905</text:p>
          </table:table-cell>
          <table:table-cell table:style-name="partstyle">
            <text:p/>
          </table:table-cell>
        </table:table-row>
        <table:table-row>
          <table:table-cell table:style-name="partstyle">
            <text:p>32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C10</text:p>
          </table:table-cell>
          <table:table-cell table:style-name="partstyle">
            <text:p>capacitor</text:p>
          </table:table-cell>
          <table:table-cell table:style-name="partstyle">
            <text:p>0402 (1005 metric)</text:p>
          </table:table-cell>
          <table:table-cell table:style-name="partstyle">
            <text:p>2.2uF</text:p>
          </table:table-cell>
          <table:table-cell table:style-name="partstyle">
            <text:p>6.3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2530</text:p>
          </table:table-cell>
          <table:table-cell table:style-name="partstyle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style" style:family="table-cell" style:display-name="titlestyle">
      <style:text-properties fo:font-family="Bitstream Vera Sans Mono" fo:font-size="10"/>
      <style:table-cell-properties fo:background-color="#0000ff"/>
      <style:paragraph-properties fo:text-align="center"/>
    </style:style>
    <style:style style:name="namestyle" style:family="table-cell" style:display-name="namestyle">
      <style:text-properties fo:font-family="Bitstream Vera Sans Mono" fo:font-size="10"/>
      <style:table-cell-properties fo:background-color="#00ff00"/>
    </style:style>
    <style:style style:name="notmountedstyle" style:family="table-cell" style:display-name="notmountedstyle">
      <style:text-properties fo:font-family="Bitstream Vera Sans Mono" fo:font-size="10"/>
      <style:table-cell-properties fo:background-color="#ff0000"/>
    </style:style>
    <style:style style:name="partstyle" style:family="table-cell" style:display-name="partstyle">
      <style:text-properties fo:font-family="Bitstream Vera Sans Mono" fo:font-size="1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